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94e1" officeooo:paragraph-rsid="000294e1"/>
    </style:style>
    <style:style style:name="P2" style:family="paragraph" style:parent-style-name="Text_20_body">
      <style:text-properties officeooo:rsid="000294e1" officeooo:paragraph-rsid="000344f8"/>
    </style:style>
    <style:style style:name="P3" style:family="paragraph" style:parent-style-name="Text_20_body">
      <style:text-properties officeooo:rsid="000ea66b" officeooo:paragraph-rsid="00bea9e1"/>
    </style:style>
    <style:style style:name="P4" style:family="paragraph" style:parent-style-name="Text_20_body">
      <style:text-properties officeooo:rsid="000ea66b" officeooo:paragraph-rsid="00c194c1"/>
    </style:style>
    <style:style style:name="P5" style:family="paragraph" style:parent-style-name="Title">
      <style:text-properties officeooo:rsid="000294e1" officeooo:paragraph-rsid="000294e1"/>
    </style:style>
    <style:style style:name="P6" style:family="paragraph" style:parent-style-name="Subtitle">
      <style:text-properties officeooo:rsid="000294e1" officeooo:paragraph-rsid="000294e1"/>
    </style:style>
    <style:style style:name="P7" style:family="paragraph" style:parent-style-name="Standard">
      <style:text-properties officeooo:rsid="000294e1" officeooo:paragraph-rsid="00c790fb"/>
    </style:style>
    <style:style style:name="P8" style:family="paragraph" style:parent-style-name="Heading_20_1">
      <style:paragraph-properties fo:text-align="center" style:justify-single-word="false" fo:break-before="page"/>
      <style:text-properties officeooo:rsid="000ea66b" officeooo:paragraph-rsid="0021119c"/>
    </style:style>
    <style:style style:name="P9" style:family="paragraph" style:parent-style-name="Heading_20_1">
      <style:paragraph-properties fo:text-align="center" style:justify-single-word="false" fo:break-before="page"/>
      <style:text-properties officeooo:rsid="00bea9e1" officeooo:paragraph-rsid="00bea9e1"/>
    </style:style>
    <style:style style:name="P10" style:family="paragraph" style:parent-style-name="Heading_20_1">
      <style:paragraph-properties fo:text-align="center" style:justify-single-word="false" fo:break-before="page"/>
      <style:text-properties officeooo:rsid="00bea9e1" officeooo:paragraph-rsid="00c194c1"/>
    </style:style>
    <style:style style:name="P11" style:family="paragraph" style:parent-style-name="Heading_20_1">
      <style:paragraph-properties fo:text-align="center" style:justify-single-word="false" fo:break-before="page"/>
      <style:text-properties officeooo:rsid="00c0983f" officeooo:paragraph-rsid="00c0983f"/>
    </style:style>
    <style:style style:name="P12" style:family="paragraph" style:parent-style-name="Heading_20_1">
      <style:paragraph-properties fo:text-align="center" style:justify-single-word="false" fo:break-before="page"/>
      <style:text-properties officeooo:rsid="00c790fb" officeooo:paragraph-rsid="00c790fb"/>
    </style:style>
    <style:style style:name="P13" style:family="paragraph" style:parent-style-name="Heading_20_1">
      <style:paragraph-properties fo:text-align="center" style:justify-single-word="false" fo:break-before="page"/>
      <style:text-properties officeooo:rsid="00cfec07" officeooo:paragraph-rsid="00cfec07"/>
    </style:style>
    <style:style style:name="P14" style:family="paragraph" style:parent-style-name="Text_20_body">
      <style:text-properties officeooo:rsid="00c87550" officeooo:paragraph-rsid="00d6f67b"/>
    </style:style>
    <style:style style:name="P15" style:family="paragraph" style:parent-style-name="Text_20_body">
      <style:text-properties officeooo:rsid="00e2f480" officeooo:paragraph-rsid="00e2f480"/>
    </style:style>
    <style:style style:name="P16" style:family="paragraph" style:parent-style-name="Text_20_body" style:list-style-name="L1">
      <style:paragraph-properties fo:margin-top="0in" fo:margin-bottom="0.0575in" loext:contextual-spacing="false"/>
      <style:text-properties officeooo:rsid="000344f8" officeooo:paragraph-rsid="000344f8"/>
    </style:style>
    <style:style style:name="P17" style:family="paragraph" style:parent-style-name="Text_20_body">
      <style:paragraph-properties fo:margin-top="0in" fo:margin-bottom="0in" loext:contextual-spacing="false"/>
      <style:text-properties officeooo:rsid="00cd4690" officeooo:paragraph-rsid="00cd4690"/>
    </style:style>
    <style:style style:name="P18" style:family="paragraph" style:parent-style-name="Text_20_body">
      <style:paragraph-properties fo:margin-top="0in" fo:margin-bottom="0in" loext:contextual-spacing="false"/>
      <style:text-properties officeooo:rsid="00cd4690" officeooo:paragraph-rsid="00ce575b"/>
    </style:style>
    <style:style style:name="P19" style:family="paragraph" style:parent-style-name="Text_20_body">
      <style:paragraph-properties fo:margin-top="0in" fo:margin-bottom="0in" loext:contextual-spacing="false"/>
      <style:text-properties officeooo:rsid="00cd4690" officeooo:paragraph-rsid="00cf96b9"/>
    </style:style>
    <style:style style:name="P20" style:family="paragraph" style:parent-style-name="Text_20_body">
      <style:paragraph-properties fo:margin-top="0in" fo:margin-bottom="0in" loext:contextual-spacing="false"/>
      <style:text-properties officeooo:rsid="00cd4690" officeooo:paragraph-rsid="00cfb6b6"/>
    </style:style>
    <style:style style:name="P21" style:family="paragraph" style:parent-style-name="Text_20_body">
      <style:paragraph-properties fo:margin-top="0in" fo:margin-bottom="0in" loext:contextual-spacing="false"/>
      <style:text-properties officeooo:rsid="00cd4690" officeooo:paragraph-rsid="00cfec07"/>
    </style:style>
    <style:style style:name="P22" style:family="paragraph" style:parent-style-name="Text_20_body" style:list-style-name="L2">
      <style:paragraph-properties fo:margin-top="0in" fo:margin-bottom="0in" loext:contextual-spacing="false"/>
      <style:text-properties officeooo:rsid="00d0c79b" officeooo:paragraph-rsid="00d33af3"/>
    </style:style>
    <style:style style:name="P23" style:family="paragraph" style:parent-style-name="Text_20_body" style:list-style-name="L2">
      <style:paragraph-properties fo:margin-top="0in" fo:margin-bottom="0in" loext:contextual-spacing="false"/>
      <style:text-properties officeooo:rsid="00d20d86" officeooo:paragraph-rsid="00d33af3"/>
    </style:style>
    <style:style style:name="P24" style:family="paragraph" style:parent-style-name="Text_20_body" style:list-style-name="L2">
      <style:paragraph-properties fo:margin-top="0in" fo:margin-bottom="0in" loext:contextual-spacing="false"/>
      <style:text-properties officeooo:rsid="00d20d86" officeooo:paragraph-rsid="00d6f67b"/>
    </style:style>
    <style:style style:name="P25" style:family="paragraph" style:parent-style-name="Text_20_body" style:list-style-name="L2">
      <style:paragraph-properties fo:margin-top="0in" fo:margin-bottom="0in" loext:contextual-spacing="false"/>
      <style:text-properties officeooo:rsid="00d20d86" officeooo:paragraph-rsid="00dc457c"/>
    </style:style>
    <style:style style:name="P26" style:family="paragraph" style:parent-style-name="Text_20_body" style:list-style-name="L2">
      <style:paragraph-properties fo:margin-top="0in" fo:margin-bottom="0in" loext:contextual-spacing="false"/>
      <style:text-properties officeooo:rsid="00d20d86" officeooo:paragraph-rsid="00df8ea1"/>
    </style:style>
    <style:style style:name="P27" style:family="paragraph" style:parent-style-name="Text_20_body" style:list-style-name="L2">
      <style:paragraph-properties fo:margin-top="0in" fo:margin-bottom="0in" loext:contextual-spacing="false"/>
      <style:text-properties officeooo:rsid="00d20d86" officeooo:paragraph-rsid="00f12df2"/>
    </style:style>
    <style:style style:name="P28" style:family="paragraph" style:parent-style-name="Text_20_body" style:list-style-name="L2">
      <style:paragraph-properties fo:margin-top="0in" fo:margin-bottom="0in" loext:contextual-spacing="false"/>
      <style:text-properties officeooo:rsid="00d32d7e" officeooo:paragraph-rsid="00d33af3"/>
    </style:style>
    <style:style style:name="P29" style:family="paragraph" style:parent-style-name="Text_20_body" style:list-style-name="L2">
      <style:paragraph-properties fo:margin-top="0in" fo:margin-bottom="0in" loext:contextual-spacing="false"/>
      <style:text-properties officeooo:rsid="00d32d7e" officeooo:paragraph-rsid="00e97000"/>
    </style:style>
    <style:style style:name="P30" style:family="paragraph" style:parent-style-name="Text_20_body" style:list-style-name="L2">
      <style:paragraph-properties fo:margin-top="0in" fo:margin-bottom="0in" loext:contextual-spacing="false"/>
      <style:text-properties officeooo:rsid="00d33af3" officeooo:paragraph-rsid="01237859"/>
    </style:style>
    <style:style style:name="P31" style:family="paragraph" style:parent-style-name="Text_20_body" style:list-style-name="L2">
      <style:paragraph-properties fo:margin-top="0in" fo:margin-bottom="0in" loext:contextual-spacing="false"/>
      <style:text-properties officeooo:rsid="00d43b46" officeooo:paragraph-rsid="00d43b46"/>
    </style:style>
    <style:style style:name="P32" style:family="paragraph" style:parent-style-name="Text_20_body" style:list-style-name="L2">
      <style:paragraph-properties fo:margin-top="0in" fo:margin-bottom="0in" loext:contextual-spacing="false"/>
      <style:text-properties officeooo:rsid="00d43b46" officeooo:paragraph-rsid="00edb933"/>
    </style:style>
    <style:style style:name="P33" style:family="paragraph" style:parent-style-name="Text_20_body" style:list-style-name="L2">
      <style:paragraph-properties fo:margin-top="0in" fo:margin-bottom="0in" loext:contextual-spacing="false"/>
      <style:text-properties officeooo:rsid="00d520bd" officeooo:paragraph-rsid="00df8ea1"/>
    </style:style>
    <style:style style:name="P34" style:family="paragraph" style:parent-style-name="Text_20_body" style:list-style-name="L2">
      <style:paragraph-properties fo:margin-top="0in" fo:margin-bottom="0in" loext:contextual-spacing="false"/>
      <style:text-properties officeooo:rsid="00d520bd" officeooo:paragraph-rsid="01237859"/>
    </style:style>
    <style:style style:name="P35" style:family="paragraph" style:parent-style-name="Text_20_body" style:list-style-name="L2">
      <style:paragraph-properties fo:margin-top="0in" fo:margin-bottom="0in" loext:contextual-spacing="false"/>
      <style:text-properties officeooo:rsid="00d670bd" officeooo:paragraph-rsid="00d670bd"/>
    </style:style>
    <style:style style:name="P36" style:family="paragraph" style:parent-style-name="Text_20_body" style:list-style-name="L2">
      <style:paragraph-properties fo:margin-top="0in" fo:margin-bottom="0in" loext:contextual-spacing="false"/>
      <style:text-properties officeooo:rsid="00d670bd" officeooo:paragraph-rsid="012b17b2"/>
    </style:style>
    <style:style style:name="P37" style:family="paragraph" style:parent-style-name="Text_20_body" style:list-style-name="L2">
      <style:paragraph-properties fo:margin-top="0in" fo:margin-bottom="0in" loext:contextual-spacing="false"/>
      <style:text-properties officeooo:rsid="00d71bad" officeooo:paragraph-rsid="012b17b2"/>
    </style:style>
    <style:style style:name="P38" style:family="paragraph" style:parent-style-name="Text_20_body" style:list-style-name="L2">
      <style:paragraph-properties fo:margin-top="0in" fo:margin-bottom="0in" loext:contextual-spacing="false"/>
      <style:text-properties officeooo:rsid="00dc457c" officeooo:paragraph-rsid="00dc457c"/>
    </style:style>
    <style:style style:name="P39" style:family="paragraph" style:parent-style-name="Text_20_body" style:list-style-name="L2">
      <style:paragraph-properties fo:margin-top="0in" fo:margin-bottom="0in" loext:contextual-spacing="false"/>
      <style:text-properties officeooo:rsid="00dc457c" officeooo:paragraph-rsid="00e36d6f"/>
    </style:style>
    <style:style style:name="P40" style:family="paragraph" style:parent-style-name="Text_20_body" style:list-style-name="L2">
      <style:paragraph-properties fo:margin-top="0in" fo:margin-bottom="0in" loext:contextual-spacing="false"/>
      <style:text-properties officeooo:rsid="00dc457c" officeooo:paragraph-rsid="01155666"/>
    </style:style>
    <style:style style:name="P41" style:family="paragraph" style:parent-style-name="Text_20_body">
      <style:paragraph-properties fo:margin-top="0in" fo:margin-bottom="0in" loext:contextual-spacing="false"/>
      <style:text-properties officeooo:rsid="00dc457c" officeooo:paragraph-rsid="0106d3c5"/>
    </style:style>
    <style:style style:name="P42" style:family="paragraph" style:parent-style-name="Text_20_body" style:list-style-name="L2">
      <style:paragraph-properties fo:margin-top="0in" fo:margin-bottom="0in" loext:contextual-spacing="false"/>
      <style:text-properties officeooo:rsid="00e5b27e" officeooo:paragraph-rsid="00e5b27e"/>
    </style:style>
    <style:style style:name="P43" style:family="paragraph" style:parent-style-name="Text_20_body" style:list-style-name="L2">
      <style:paragraph-properties fo:margin-top="0in" fo:margin-bottom="0in" loext:contextual-spacing="false"/>
      <style:text-properties officeooo:rsid="012c77e0" officeooo:paragraph-rsid="012c77e0"/>
    </style:style>
    <style:style style:name="P44" style:family="paragraph" style:parent-style-name="Text_20_body" style:list-style-name="L2">
      <style:paragraph-properties fo:margin-top="0in" fo:margin-bottom="0in" loext:contextual-spacing="false"/>
      <style:text-properties officeooo:rsid="012c77e0" officeooo:paragraph-rsid="012e938f"/>
    </style:style>
    <style:style style:name="P45" style:family="paragraph" style:parent-style-name="Text_20_body" style:master-page-name="">
      <loext:graphic-properties draw:fill="none"/>
      <style:paragraph-properties fo:margin-left="0.75in" fo:margin-right="0in" fo:margin-top="0in" fo:margin-bottom="0in" loext:contextual-spacing="false" fo:line-height="120%" fo:text-indent="0in" style:auto-text-indent="false" style:page-number="auto" fo:background-color="transparent"/>
      <style:text-properties officeooo:rsid="00dc457c" officeooo:paragraph-rsid="0106d3c5"/>
    </style:style>
    <style:style style:name="P46"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0dc457c" officeooo:paragraph-rsid="011cd232"/>
    </style:style>
    <style:style style:name="P47"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1099b72" officeooo:paragraph-rsid="010b353a"/>
    </style:style>
    <style:style style:name="P48"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11cd232" officeooo:paragraph-rsid="01237859"/>
    </style:style>
    <style:style style:name="P49"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11cd232" officeooo:paragraph-rsid="01286a9d"/>
    </style:style>
    <style:style style:name="P50" style:family="paragraph" style:parent-style-name="Text_20_body" style:master-page-name="">
      <loext:graphic-properties draw:fill="none"/>
      <style:paragraph-properties fo:margin-left="1in" fo:margin-right="0in" fo:margin-top="0in" fo:margin-bottom="0in" loext:contextual-spacing="false" fo:line-height="120%" fo:text-indent="0in" style:auto-text-indent="false" style:page-number="auto" fo:background-color="transparent"/>
      <style:text-properties officeooo:rsid="0108c3b8" officeooo:paragraph-rsid="0108c3b8"/>
    </style:style>
    <style:style style:name="P51" style:family="paragraph" style:parent-style-name="Text_20_body">
      <loext:graphic-properties draw:fill="none"/>
      <style:paragraph-properties fo:margin-left="1in" fo:margin-right="0in" fo:margin-top="0in" fo:margin-bottom="0in" loext:contextual-spacing="false" fo:line-height="120%" fo:text-indent="0in" style:auto-text-indent="false" fo:background-color="transparent"/>
      <style:text-properties officeooo:rsid="0108c3b8" officeooo:paragraph-rsid="0108c3b8"/>
    </style:style>
    <style:style style:name="P52" style:family="paragraph" style:parent-style-name="Text_20_body">
      <loext:graphic-properties draw:fill="none"/>
      <style:paragraph-properties fo:margin-left="1in" fo:margin-right="0in" fo:margin-top="0in" fo:margin-bottom="0in" loext:contextual-spacing="false" fo:line-height="120%" fo:text-indent="0in" style:auto-text-indent="false" fo:background-color="transparent"/>
      <style:text-properties officeooo:rsid="0108c3b8" officeooo:paragraph-rsid="0118bde7"/>
    </style:style>
    <style:style style:name="P53" style:family="paragraph" style:parent-style-name="Text_20_body">
      <loext:graphic-properties draw:fill="none"/>
      <style:paragraph-properties fo:margin-left="1in" fo:margin-right="0in" fo:margin-top="0in" fo:margin-bottom="0in" loext:contextual-spacing="false" fo:line-height="120%" fo:text-indent="0in" style:auto-text-indent="false" fo:background-color="transparent"/>
      <style:text-properties style:font-name="Liberation Mono" fo:font-size="10pt" officeooo:rsid="011d5473" officeooo:paragraph-rsid="01203717" style:font-size-asian="10pt" style:font-size-complex="10pt"/>
    </style:style>
    <style:style style:name="P54" style:family="paragraph" style:parent-style-name="Text_20_body">
      <loext:graphic-properties draw:fill="none"/>
      <style:paragraph-properties fo:margin-left="1in" fo:margin-right="0in" fo:margin-top="0in" fo:margin-bottom="0in" loext:contextual-spacing="false" fo:line-height="120%" fo:text-indent="0in" style:auto-text-indent="false" fo:background-color="transparent"/>
      <style:text-properties style:font-name="Liberation Mono" fo:font-size="10pt" officeooo:rsid="0110f74b" officeooo:paragraph-rsid="01203717" style:font-size-asian="10pt" style:font-size-complex="10pt"/>
    </style:style>
    <style:style style:name="P55" style:family="paragraph" style:parent-style-name="Text_20_body" style:master-page-name="">
      <loext:graphic-properties draw:fill="none"/>
      <style:paragraph-properties fo:margin-left="1in" fo:margin-right="0in" fo:margin-top="0in" fo:margin-bottom="0in" loext:contextual-spacing="false" fo:line-height="120%" fo:text-indent="0in" style:auto-text-indent="false" style:page-number="auto" fo:background-color="transparent"/>
      <style:text-properties officeooo:rsid="011d5473" officeooo:paragraph-rsid="011d5473"/>
    </style:style>
    <style:style style:name="P56" style:family="paragraph" style:parent-style-name="Text_20_body">
      <loext:graphic-properties draw:fill="none"/>
      <style:paragraph-properties fo:margin-left="0in" fo:margin-right="0in" fo:margin-top="0in" fo:margin-bottom="0in" loext:contextual-spacing="false" fo:line-height="120%" fo:text-indent="0in" style:auto-text-indent="false" fo:background-color="transparent"/>
      <style:text-properties officeooo:rsid="00dc457c" officeooo:paragraph-rsid="0106d3c5"/>
    </style:style>
    <style:style style:name="P57" style:family="paragraph" style:parent-style-name="Text_20_body">
      <loext:graphic-properties draw:fill="none"/>
      <style:paragraph-properties fo:margin-left="0in" fo:margin-right="0in" fo:margin-top="0in" fo:margin-bottom="0in" loext:contextual-spacing="false" fo:line-height="120%" fo:text-indent="0in" style:auto-text-indent="false" fo:background-color="transparent"/>
      <style:text-properties officeooo:rsid="011d5473" officeooo:paragraph-rsid="011d5473"/>
    </style:style>
    <style:style style:name="T1" style:family="text">
      <style:text-properties officeooo:rsid="000344f8"/>
    </style:style>
    <style:style style:name="T2" style:family="text">
      <style:text-properties officeooo:rsid="00083219"/>
    </style:style>
    <style:style style:name="T3" style:family="text">
      <style:text-properties officeooo:rsid="00c194c1"/>
    </style:style>
    <style:style style:name="T4" style:family="text">
      <style:text-properties officeooo:rsid="00c5f4b1"/>
    </style:style>
    <style:style style:name="T5" style:family="text">
      <style:text-properties officeooo:rsid="00c88457"/>
    </style:style>
    <style:style style:name="T6" style:family="text">
      <style:text-properties officeooo:rsid="00ca5e14"/>
    </style:style>
    <style:style style:name="T7" style:family="text">
      <style:text-properties officeooo:rsid="00ce575b"/>
    </style:style>
    <style:style style:name="T8" style:family="text">
      <style:text-properties officeooo:rsid="00cf96b9"/>
    </style:style>
    <style:style style:name="T9" style:family="text">
      <style:text-properties officeooo:rsid="00d32d7e"/>
    </style:style>
    <style:style style:name="T10" style:family="text">
      <style:text-properties officeooo:rsid="00d520bd"/>
    </style:style>
    <style:style style:name="T11" style:family="text">
      <style:text-properties officeooo:rsid="00d670bd"/>
    </style:style>
    <style:style style:name="T12" style:family="text">
      <style:text-properties officeooo:rsid="00d6f67b"/>
    </style:style>
    <style:style style:name="T13" style:family="text">
      <style:text-properties officeooo:rsid="00d71bad"/>
    </style:style>
    <style:style style:name="T14" style:family="text">
      <style:text-properties officeooo:rsid="00d97c33"/>
    </style:style>
    <style:style style:name="T15" style:family="text">
      <style:text-properties officeooo:rsid="00dc457c"/>
    </style:style>
    <style:style style:name="T16" style:family="text">
      <style:text-properties officeooo:rsid="00df1cf4"/>
    </style:style>
    <style:style style:name="T17" style:family="text">
      <style:text-properties officeooo:rsid="00df8ea1"/>
    </style:style>
    <style:style style:name="T18" style:family="text">
      <style:text-properties officeooo:rsid="00e36d6f"/>
    </style:style>
    <style:style style:name="T19" style:family="text">
      <style:text-properties officeooo:rsid="00e79bd6"/>
    </style:style>
    <style:style style:name="T20" style:family="text">
      <style:text-properties officeooo:rsid="00e8c99b"/>
    </style:style>
    <style:style style:name="T21" style:family="text">
      <style:text-properties officeooo:rsid="00e97000"/>
    </style:style>
    <style:style style:name="T22" style:family="text">
      <style:text-properties officeooo:rsid="00ea4085"/>
    </style:style>
    <style:style style:name="T23" style:family="text">
      <style:text-properties officeooo:rsid="00ec2eba"/>
    </style:style>
    <style:style style:name="T24" style:family="text">
      <style:text-properties officeooo:rsid="00edb933"/>
    </style:style>
    <style:style style:name="T25" style:family="text">
      <style:text-properties officeooo:rsid="00ef4e1b"/>
    </style:style>
    <style:style style:name="T26" style:family="text">
      <style:text-properties officeooo:rsid="00f3626e"/>
    </style:style>
    <style:style style:name="T27" style:family="text">
      <style:text-properties officeooo:rsid="00f5b62c"/>
    </style:style>
    <style:style style:name="T28" style:family="text">
      <style:text-properties officeooo:rsid="00fdeccc"/>
    </style:style>
    <style:style style:name="T29" style:family="text">
      <style:text-properties officeooo:rsid="0106d3c5"/>
    </style:style>
    <style:style style:name="T30" style:family="text">
      <style:text-properties officeooo:rsid="0108c3b8"/>
    </style:style>
    <style:style style:name="T31" style:family="text">
      <style:text-properties officeooo:rsid="0110f74b"/>
    </style:style>
    <style:style style:name="T32" style:family="text">
      <style:text-properties officeooo:rsid="011694a5"/>
    </style:style>
    <style:style style:name="T33" style:family="text">
      <style:text-properties officeooo:rsid="0118bde7"/>
    </style:style>
    <style:style style:name="T34" style:family="text">
      <style:text-properties officeooo:rsid="011e9c78"/>
    </style:style>
    <style:style style:name="T35" style:family="text">
      <style:text-properties officeooo:rsid="01203717"/>
    </style:style>
    <style:style style:name="T36" style:family="text">
      <style:text-properties officeooo:rsid="0122b0bb"/>
    </style:style>
    <style:style style:name="T37" style:family="text">
      <style:text-properties officeooo:rsid="01237859"/>
    </style:style>
    <style:style style:name="T38" style:family="text">
      <style:text-properties officeooo:rsid="012b17b2"/>
    </style:style>
    <style:style style:name="T39" style:family="text">
      <style:text-properties officeooo:rsid="012dc69a"/>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s Halo Whitepapers:</text:p>
      <text:p text:style-name="P6"><text:span text:style-name="T1">Halo 1 </text:span>Mapfiles</text:p>
      <text:p text:style-name="P1"/>
      <text:p text:style-name="P2"><text:tab/><text:span text:style-name="T4">This document will attempt to explain in clear and unambiguous(but not necessarily concise) words how to parse Halo 1 map files. This document will cover not only parsing the basic parts of the map(like the header and tag index), but other VERY important things, such as how to locate and parse a models verts/tris, how to determine if a bitmaps pixel data/sounds sample data is in a resource map, etc. The following map file formats will be covered:</text:span></text:p>
      <text:list xml:id="list5662766829087954858" text:style-name="L1">
        <text:list-item>
          <text:p text:style-name="P16">PC/PC Demo/CE/Xbox Halo 1</text:p>
        </text:list-item>
        <text:list-item>
          <text:p text:style-name="P16">PC/Xbox Stubbs the Zombie</text:p>
        </text:list-item>
        <text:list-item>
          <text:p text:style-name="P16">PC/CE Resource maps</text:p>
        </text:list-item>
      </text:list>
      <text:p text:style-name="P2"><text:tab/><text:span text:style-name="T2">This whitepaper will not cover specific tag types in much detail, as my Reclaimer library already provides clear and concise structure definitions for every one of them. However, this paper will cover how certain fields in certain tags differ between their tag and metadata forms. Lastly, all fields in a mapfile structure (including tags in their metadata form) use little endian byteorder, while all fields in a tag(in tagfile form) use big endian byteorder(unless explicitly specified).</text:span></text:p>
      <text:h text:style-name="P8" text:outline-level="1">Mapfile overview</text:h>
      <text:h text:style-name="P13" text:outline-level="1">Resource maps</text:h>
      <text:p text:style-name="P21"/>
      <text:p text:style-name="P19">Halo CE <text:span text:style-name="T8">bitmap </text:span>tagpaths are in the format:<text:span text:style-name="T8"><text:tab/><text:tab/></text:span>path__<text:span text:style-name="T8">pixels</text:span></text:p>
      <text:p text:style-name="P20"><text:tab/>ex: <text:span text:style-name="T8">effects\particles\lens flare\bitmaps\flares_generic</text:span>__<text:span text:style-name="T8">pixels</text:span></text:p>
      <text:p text:style-name="P20"><text:tab/>ex: <text:span text:style-name="T8">effects\particles\lens flare\bitmaps\flares_generic</text:span></text:p>
      <text:p text:style-name="P19"/>
      <text:p text:style-name="P17">Halo CE <text:span text:style-name="T7">sound </text:span>tagpaths are in the format:<text:span text:style-name="T8"><text:tab/><text:tab/></text:span>path__permutations</text:p>
      <text:p text:style-name="P20"><text:tab/>ex: sound\sfx\impulse\coolant\enter_water__permutations</text:p>
      <text:p text:style-name="P20"><text:tab/>ex: sound\sfx\impulse\coolant\enter_water</text:p>
      <text:p text:style-name="P20"/>
      <text:p text:style-name="P20">Halo PC <text:span text:style-name="T8">bitmap</text:span> tagpaths are in the format:<text:span text:style-name="T8"><text:tab/><text:tab/></text:span>path__<text:span text:style-name="T8">bitmapindex</text:span></text:p>
      <text:p text:style-name="P20"><text:tab/>ex: <text:span text:style-name="T8">effects\particles\lens flare\bitmaps\flares_generic</text:span>_0</text:p>
      <text:p text:style-name="P17"/>
      <text:p text:style-name="P18">Halo PC <text:span text:style-name="T7">sound</text:span> tagpaths are in the format:<text:span text:style-name="T8"><text:tab/><text:tab/></text:span>path__pitchrange__permutation</text:p>
      <text:p text:style-name="P17"><text:tab/>ex: sound\sfx\impulse\coolant\enter_water__0__0</text:p>
      <text:h text:style-name="P9" text:outline-level="1">Reading bitmaps</text:h>
      <text:p text:style-name="P3"/>
      <text:h text:style-name="P9" text:outline-level="1">Reading sounds</text:h>
      <text:p text:style-name="P3"/>
      <text:h text:style-name="P9" text:outline-level="1">Reading models</text:h>
      <text:p text:style-name="P4"/>
      <text:h text:style-name="P10" text:outline-level="1">Reading <text:span text:style-name="T3">animations</text:span></text:h>
      <text:p text:style-name="P4"/>
      <text:h text:style-name="P11" text:outline-level="1">Lightmap (de)compression</text:h>
      <text:p text:style-name="P7"/>
      <text:h text:style-name="P12" text:outline-level="1"><text:span text:style-name="T6">Differences between m</text:span>etadata <text:span text:style-name="T6">and</text:span> tagdata</text:h>
      <text:p text:style-name="P14"><text:tab/>Aside <text:span text:style-name="T5">from the fact that most fields are big endian in tags and little endian in metadata, there are a few differences in the values of some of the fields for some of the tags. To convert metadata to tagdata, byteswap all the tags fields(except ones that are forced to be little endian), and do whatever it says below based on what type of tag it is. To convert tagdata to metadata, reverse this process.</text:span></text:p>
      <text:p text:style-name="P15">Metadata to tagdata:</text:p>
      <text:list xml:id="list7528958596837572547" text:style-name="L2">
        <text:list-item>
          <text:p text:style-name="P22">actor_variant</text:p>
          <text:list>
            <text:list-item>
              <text:p text:style-name="P25">Multiply grenade_velocity by 30<text:span text:style-name="T11">.</text:span></text:p>
            </text:list-item>
          </text:list>
        </text:list-item>
        <text:list-item>
          <text:p text:style-name="P38">bitmap</text:p>
          <text:list>
            <text:list-item>
              <text:p text:style-name="P42">Clear the compressed_color_plate_data <text:span text:style-name="T15">RawdataRef</text:span> struct, as it is not needed when in a map, and no longer contains valid data. Set its size to 0 and <text:span text:style-name="T19">remove</text:span> any rawdata it contains.</text:p>
            </text:list-item>
            <text:list-item>
              <text:p text:style-name="P39">Accumulate all the pixel data from each bitmap into one <text:span text:style-name="T16">monolithic </text:span>chunk and put it in the processed_pixel_data RawdataRef struct.<text:span text:style-name="T18"> In metadata, the <text:s/></text:span>processed_pixel_data<text:span text:style-name="T18"> is no longer valid, and is completely ignored by the engine. Each bitmap struct within the bitmap metadata instead stores a pointer to its pixel data, and a size for that pixeldata. You need to grab each bitmaps pixeldata and piece them together into a single chunk of rawdata, put that in the </text:span>processed_pixel_data<text:span text:style-name="T18"> struct, and change each bitmaps pixels_offset to point to where it is now in the monolithic chunk(instead of pointing to where it is in the map).</text:span></text:p>
            </text:list-item>
          </text:list>
        </text:list-item>
        <text:list-item>
          <text:p text:style-name="P23">model_animations</text:p>
          <text:list>
            <text:list-item>
              <text:p text:style-name="P23">Byteswap <text:span text:style-name="T20">each animations </text:span>frame_info, default_data, and frame data,<text:span text:style-name="T20"> but do </text:span>NOT <text:span text:style-name="T20">byteswap its </text:span>compressed frame_data<text:span text:style-name="T11">. This requires knowledge of how to read animation data though.</text:span></text:p>
            </text:list-item>
          </text:list>
        </text:list-item>
        <text:list-item>
          <text:p text:style-name="P23">damage_effect / continuous_damage_effect</text:p>
          <text:list>
            <text:list-item>
              <text:p text:style-name="P23">Divide camera_shaking.wobble_function_period by 30<text:span text:style-name="T11">.</text:span></text:p>
            </text:list-item>
          </text:list>
        </text:list-item>
        <text:list-item>
          <text:p text:style-name="P23">glow</text:p>
          <text:list>
            <text:list-item>
              <text:p text:style-name="P24">Increment these fields by 1<text:span text:style-name="T12">:</text:span></text:p>
              <text:list>
                <text:list-item>
                  <text:p text:style-name="P24">particle_rotational_velocity</text:p>
                </text:list-item>
                <text:list-item>
                  <text:p text:style-name="P24">effect_rotational_velocity</text:p>
                </text:list-item>
                <text:list-item>
                  <text:p text:style-name="P24">effect_translational_velocity</text:p>
                </text:list-item>
                <text:list-item>
                  <text:p text:style-name="P24">particle_distance_to_object</text:p>
                </text:list-item>
                <text:list-item>
                  <text:p text:style-name="P24">particle_size, particle_color</text:p>
                </text:list-item>
              </text:list>
            </text:list-item>
          </text:list>
        </text:list-item>
        <text:list-item>
          <text:p text:style-name="P23">lens_flare</text:p>
          <text:list>
            <text:list-item>
              <text:p text:style-name="P23">Multiply corona_rotation.function_scale by pi/180<text:span text:style-name="T11">.</text:span></text:p>
            </text:list-item>
          </text:list>
        </text:list-item>
        <text:list-item>
          <text:p text:style-name="P28">light</text:p>
          <text:list>
            <text:list-item>
              <text:p text:style-name="P23"><text:span text:style-name="T9">Divide</text:span> <text:span text:style-name="T9">effect_parameters.duration</text:span> by 30<text:span text:style-name="T11">.</text:span></text:p>
            </text:list-item>
          </text:list>
        </text:list-item>
        <text:list-item>
          <text:p text:style-name="P28">globals</text:p>
          <text:list>
            <text:list-item>
              <text:p text:style-name="P28">Ensure a multiplayer_info reflexive entry exists(<text:span text:style-name="T21">gets removed if not a multiplayer map</text:span>)<text:span text:style-name="T11">.</text:span></text:p>
            </text:list-item>
            <text:list-item>
              <text:p text:style-name="P29">Ensure a falling_damages reflexive entry exists(<text:span text:style-name="T15">gets removed</text:span> from ui maps)<text:span text:style-name="T11">.</text:span></text:p>
            </text:list-item>
          </text:list>
        </text:list-item>
        <text:list-item>
          <text:p text:style-name="P31"><text:soft-page-break/>model / gbxmodel</text:p>
          <text:list>
            <text:list-item>
              <text:p text:style-name="P32">If the map is for <text:span text:style-name="T23">Halo </text:span>CE, <text:span text:style-name="T23">Halo </text:span>PC, or <text:span text:style-name="T23">Halo</text:span> PC demo, swap the lod cutoffs and node counts around.<text:span text:style-name="T23"> </text:span>Swap<text:span text:style-name="T23"> the</text:span> superhigh <text:span text:style-name="T23">value </text:span>with <text:span text:style-name="T23">the superlow value</text:span>, and<text:span text:style-name="T24"> the</text:span> high with <text:span text:style-name="T25">the </text:span>low.</text:p>
            </text:list-item>
            <text:list-item>
              <text:p text:style-name="P40">Inject the vertices and indices for each geometry into their respective reflexives<text:span text:style-name="T28">. Instead of referencing the vertices/indices in each geometries parts reflexives, maps reference them through a ModelMetaInfo struct. This struct is 36 bytes and comes directly after the 12 byte indices reflexive in each geometries parts. The exact way to determine the parts vertex and index data pointers depends on the type of map however:</text:span></text:p>
            </text:list-item>
          </text:list>
        </text:list-item>
      </text:list>
      <text:p text:style-name="P41"/>
      <text:p text:style-name="P45"><text:span text:style-name="T29">Halo 1 CE / Halo 1 PC / Halo 1 PC Demo / Stubbs the Zombie PC:</text:span></text:p>
      <text:p text:style-name="P50">The TagIndex <text:span text:style-name="T32">contains a pointer to</text:span> <text:span text:style-name="T32">the start of the model data and the size of the vertices section</text:span>. <text:span text:style-name="T32">The indices are directly after the vertices, so determine the base pointers like so:</text:span></text:p>
      <text:p text:style-name="P51"/>
      <text:p text:style-name="P54">vert<text:span text:style-name="T34">ice</text:span>s_<text:span text:style-name="T35">base_ptr </text:span>= PcTagIndex.model_data_offset</text:p>
      <text:p text:style-name="P54">indices<text:span text:style-name="T35">_base_ptr <text:s/></text:span>= PcTagIndex.vertex_data_size<text:span text:style-name="T35"> + all_</text:span>vert<text:span text:style-name="T34">ice</text:span>s_<text:span text:style-name="T35">ptr</text:span></text:p>
      <text:p text:style-name="P51"/>
      <text:p text:style-name="P52"><text:span text:style-name="T33">Each geometries parts </text:span>PcModelMetaInfo struct specifies the offset<text:span text:style-name="T33"> of</text:span> <text:span text:style-name="T33">its</text:span> vertices and indices relative to these starts as vertices_offset and indices_offset.</text:p>
      <text:p text:style-name="P52"/>
      <text:p text:style-name="P54">vert<text:span text:style-name="T34">ice</text:span>s_<text:span text:style-name="T35">ptr <text:s/></text:span>= <text:span text:style-name="T30">PcModelMetaInfo</text:span>.<text:span text:style-name="T30">vertices_offset + </text:span>vert<text:span text:style-name="T34">ice</text:span>s_<text:span text:style-name="T35">base_ptr</text:span></text:p>
      <text:p text:style-name="P54">indices_<text:span text:style-name="T35">ptr<text:tab/> <text:s/></text:span>= <text:span text:style-name="T30">PcModelMetaInfo</text:span>.<text:span text:style-name="T30">indices_offset <text:s/>+ </text:span>indices_<text:span text:style-name="T35">base_ptr</text:span></text:p>
      <text:p text:style-name="P56"/>
      <text:p text:style-name="P46"><text:span text:style-name="T28">Halo 1 Xbox / Shadowrun Prototype / Stubbs the Zombie Xbox:</text:span></text:p>
      <text:p text:style-name="P55">Instead of specifying offsets relative to the start of some model_data chunk, the XboxModelMetaInfo instead contains magic pointers to a pair of 12 byte reflexive structs, which themselves contain magic pointers to the vertex/index data.</text:p>
      <text:p text:style-name="P57"/>
      <text:p text:style-name="P53"><text:span text:style-name="T31">vertices</text:span>_refl_<text:span text:style-name="T35">ptr </text:span>= <text:span text:style-name="T30">PcModelMetaInfo.</text:span>vertices_reflexive_offset <text:span text:style-name="T35">- </text:span>magic<text:span text:style-name="T35">;</text:span></text:p>
      <text:p text:style-name="P53">indices_refl_<text:span text:style-name="T35">ptr <text:s/></text:span>= <text:span text:style-name="T30">PcModelMetaInfo.</text:span>indices_reflexive_offset<text:span text:style-name="T35"> </text:span><text:s/><text:span text:style-name="T35">- </text:span>magic<text:span text:style-name="T35">;</text:span></text:p>
      <text:p text:style-name="P54">vert<text:span text:style-name="T34">ice</text:span>s_<text:span text:style-name="T35">ptr </text:span>= <text:span text:style-name="T35">((Reflexive *)</text:span>vertices<text:span text:style-name="T35">_refl_ptr)-&gt;pointer - magic;</text:span></text:p>
      <text:p text:style-name="P54">indices_<text:span text:style-name="T35">ptr <text:s/></text:span>= <text:span text:style-name="T35">((Reflexive *)indices_refl_ptr )-&gt;pointer - magic;</text:span></text:p>
      <text:p text:style-name="P47"/>
      <text:p text:style-name="P49">Now that the vert<text:span text:style-name="T36">ice</text:span>s_<text:span text:style-name="T35">ptr</text:span> and indices_<text:span text:style-name="T35">ptr</text:span> are known, <text:span text:style-name="T37">simply put the vertices into the correct vertices reflexive and indices into the triangles reflexive. The vertices reflexive to use depends on ModelMetaInfo.vertex_type(compressed or uncompressed). You may need to pad or trim the indices to the nearest multiple of 3 using 0xFF FF as padding though(-1 as an SInt16). If (index_ct%3) == 1, remove the last index, and if (index_ct%3) == 2, pad it.</text:span></text:p>
      <text:p text:style-name="P49"/>
      <text:p text:style-name="P48"><text:span text:style-name="T37">NOTE:<text:tab/>The ModelMetaInfo.index_count is 3 less than it should be. This has to do with how the indices work. The indices are actually triangle strips, where the first 2 are treated as "start" indices, while every additional one makes a new triangle. Halo assumes parts have at least 1 triangle, meaning a minimum of 3 indices. When reading the indices, just add 3.</text:span></text:p>
      <text:list xml:id="list93306883597627" text:continue-numbering="true" text:style-name="L2">
        <text:list-item>
          <text:p text:style-name="P30"><text:soft-page-break/>meter</text:p>
          <text:list>
            <text:list-item>
              <text:p text:style-name="P30">Clear the stencil_bitmap and source_bitmap filepaths<text:span text:style-name="T22">. The game doesn't use these dependencies, and doesnt even bother setting their TagID to 0xFFFFFFFF(indicates the reference doesnt exist). Instead it just assigns them some garbage value, which would make them point to either a random tag, or a tag that doesnt exist. These need to be cleared by settings their TagID to 0xFFFFFFFF and/or setting their filepath string to an empty string.</text:span></text:p>
            </text:list-item>
          </text:list>
        </text:list-item>
        <text:list-item>
          <text:p text:style-name="P34">point_physics</text:p>
          <text:list>
            <text:list-item>
              <text:p text:style-name="P26"><text:span text:style-name="T9">Divide</text:span> <text:span text:style-name="T10">air_friction and water_friction by 10000.</text:span></text:p>
            </text:list-item>
          </text:list>
        </text:list-item>
        <text:list-item>
          <text:p text:style-name="P33">p<text:span text:style-name="T17">rojectile</text:span></text:p>
          <text:list>
            <text:list-item>
              <text:p text:style-name="P26"><text:span text:style-name="T17">Multiply the initial_velocity and final_velocity values by 30.</text:span></text:p>
            </text:list-item>
          </text:list>
        </text:list-item>
        <text:list-item>
          <text:p text:style-name="P35">scenario</text:p>
          <text:list>
            <text:list-item>
              <text:p text:style-name="P27"><text:span text:style-name="T9">Divide</text:span> <text:span text:style-name="T11">the each cutscene_titles fade_in_time, fade_out_time, and up_time values by 30.</text:span></text:p>
            </text:list-item>
            <text:list-item>
              <text:p text:style-name="P37">Byteswap<text:span text:style-name="T14"> the script_syntax</text:span>_data.<text:span text:style-name="T26"> The script_syntax_data begins with a ScriptSyntaxDataHeader struct, followed by X number of ScriptNode structs, where X is the ScriptSyntaxDataHeader structs max_nodes attribute.</text:span></text:p>
            </text:list-item>
          </text:list>
        </text:list-item>
        <text:list-item>
          <text:p text:style-name="P36">scenario<text:span text:style-name="T38">_structure_bsp</text:span></text:p>
          <text:list>
            <text:list-item>
              <text:p text:style-name="P43">Clear the runtime_decals reflexive.</text:p>
            </text:list-item>
            <text:list-item>
              <text:p text:style-name="P44">Depending on the type of map, you may need to generate compressed or uncompressed lightmap vertices from the existing ones.<text:span text:style-name="T39"> </text:span>The Xbox maps will use compressed vertices while every other map will use uncompressed.<text:span text:style-name="T39"> The reason for generating the other type of vertics is that the HEK requires uncompressed vertices, and porting to xbox requires compressed vertices(the HEK wont generate them for you). Since the compressed and uncompressed vertices contain the same attributes(just with differing levels of precision), the conversion is straight forward. EXPLAIN WHAT ORDER THEY ARE STORED.</text:span></text:p>
            </text:list-item>
          </text:list>
        </text:list-item>
        <text:list-item>
          <text:p text:style-name="P35">sound</text:p>
          <text:list>
            <text:list-item>
              <text:p text:style-name="P35">Byteswap any sound samples with <text:span text:style-name="T13">16Bit </text:span>PCM encoding(encoding is set to "none").<text:span text:style-name="T27"> Each chunk of 16Bit PCM samples is just a contiguous array of SInt16's, so to byteswap you simply swap every even byte with every odd byte. So swap 0 and 1, 2 and 3, 4 and 5, etc.</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3:38:49.713000000</meta:creation-date>
    <meta:generator>LibreOffice/5.2.4.2$Windows_x86 LibreOffice_project/3d5603e1122f0f102b62521720ab13a38a4e0eb0</meta:generator>
    <dc:date>2017-11-27T09:33:05.463000000</dc:date>
    <meta:editing-duration>P2DT13H44M15S</meta:editing-duration>
    <meta:editing-cycles>265</meta:editing-cycles>
    <meta:document-statistic meta:table-count="0" meta:image-count="0" meta:object-count="0" meta:page-count="11" meta:paragraph-count="82" meta:word-count="1246" meta:character-count="8262" meta:non-whitespace-character-count="7119"/>
  </office:meta>
</office:document-meta>
</file>